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e25c"/>
    </style:style>
    <style:style style:name="P10" style:family="paragraph" style:parent-style-name="Standard">
      <style:text-properties officeooo:rsid="0148a4da" officeooo:paragraph-rsid="01806c6b"/>
    </style:style>
    <style:style style:name="P11" style:family="paragraph" style:parent-style-name="Standard">
      <style:text-properties officeooo:rsid="0148a4da" officeooo:paragraph-rsid="01921d6e"/>
    </style:style>
    <style:style style:name="P12" style:family="paragraph" style:parent-style-name="Standard">
      <style:text-properties officeooo:rsid="0148a4da" officeooo:paragraph-rsid="019cdec6"/>
    </style:style>
    <style:style style:name="P13" style:family="paragraph" style:parent-style-name="Standard">
      <style:text-properties officeooo:rsid="0148a4da" officeooo:paragraph-rsid="01f5f1b1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paragraph-rsid="01f9c97c"/>
    </style:style>
    <style:style style:name="P29" style:family="paragraph" style:parent-style-name="Text_20_body">
      <style:text-properties officeooo:rsid="0041a8a7" officeooo:paragraph-rsid="0041a8a7"/>
    </style:style>
    <style:style style:name="P30" style:family="paragraph" style:parent-style-name="Text_20_body">
      <style:text-properties officeooo:paragraph-rsid="00430538"/>
    </style:style>
    <style:style style:name="P31" style:family="paragraph" style:parent-style-name="Text_20_body">
      <style:text-properties officeooo:paragraph-rsid="0045fd49"/>
    </style:style>
    <style:style style:name="P32" style:family="paragraph" style:parent-style-name="Text_20_body">
      <style:text-properties officeooo:paragraph-rsid="00606ef8"/>
    </style:style>
    <style:style style:name="P33" style:family="paragraph" style:parent-style-name="Text_20_body">
      <style:text-properties officeooo:rsid="006229fd" officeooo:paragraph-rsid="006229fd"/>
    </style:style>
    <style:style style:name="P34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5" style:family="paragraph" style:parent-style-name="Text_20_body">
      <style:text-properties officeooo:paragraph-rsid="006e5e85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officeooo:paragraph-rsid="0070041c"/>
    </style:style>
    <style:style style:name="P38" style:family="paragraph" style:parent-style-name="Text_20_body">
      <style:paragraph-properties fo:text-align="center" style:justify-single-word="false"/>
      <style:text-properties officeooo:paragraph-rsid="012834bd"/>
    </style:style>
    <style:style style:name="P39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0" style:family="paragraph" style:parent-style-name="Text_20_body">
      <style:text-properties officeooo:rsid="00708c7e" officeooo:paragraph-rsid="00708c7e"/>
    </style:style>
    <style:style style:name="P41" style:family="paragraph" style:parent-style-name="Text_20_body">
      <style:text-properties officeooo:rsid="00708c7e" officeooo:paragraph-rsid="00738778"/>
    </style:style>
    <style:style style:name="P42" style:family="paragraph" style:parent-style-name="Text_20_body">
      <style:text-properties officeooo:rsid="007275ff" officeooo:paragraph-rsid="007275ff"/>
    </style:style>
    <style:style style:name="P43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5" style:family="paragraph" style:parent-style-name="Text_20_body">
      <style:text-properties officeooo:rsid="0073e891" officeooo:paragraph-rsid="0075e607"/>
    </style:style>
    <style:style style:name="P46" style:family="paragraph" style:parent-style-name="Text_20_body">
      <style:text-properties officeooo:rsid="0075598f" officeooo:paragraph-rsid="0075e607"/>
    </style:style>
    <style:style style:name="P47" style:family="paragraph" style:parent-style-name="Text_20_body">
      <style:text-properties officeooo:rsid="0075598f" officeooo:paragraph-rsid="01b36ea2"/>
    </style:style>
    <style:style style:name="P48" style:family="paragraph" style:parent-style-name="Text_20_body">
      <style:text-properties officeooo:rsid="00843067" officeooo:paragraph-rsid="00843067"/>
    </style:style>
    <style:style style:name="P49" style:family="paragraph" style:parent-style-name="Text_20_body">
      <style:text-properties officeooo:rsid="00843067" officeooo:paragraph-rsid="01278577"/>
    </style:style>
    <style:style style:name="P50" style:family="paragraph" style:parent-style-name="Text_20_body">
      <style:text-properties officeooo:rsid="00843067" officeooo:paragraph-rsid="0129bf70"/>
    </style:style>
    <style:style style:name="P51" style:family="paragraph" style:parent-style-name="Text_20_body">
      <style:text-properties officeooo:rsid="0084f838" officeooo:paragraph-rsid="0084f838"/>
    </style:style>
    <style:style style:name="P52" style:family="paragraph" style:parent-style-name="Text_20_body">
      <style:text-properties officeooo:rsid="0084f838" officeooo:paragraph-rsid="0129bf70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66e83" officeooo:paragraph-rsid="00866e83"/>
    </style:style>
    <style:style style:name="P55" style:family="paragraph" style:parent-style-name="Text_20_body">
      <style:text-properties officeooo:rsid="00964a56" officeooo:paragraph-rsid="00964a56"/>
    </style:style>
    <style:style style:name="P56" style:family="paragraph" style:parent-style-name="Text_20_body">
      <style:text-properties officeooo:rsid="00d2b790" officeooo:paragraph-rsid="00d2b790"/>
    </style:style>
    <style:style style:name="P57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8" style:family="paragraph" style:parent-style-name="Text_20_body">
      <style:text-properties officeooo:rsid="00880c82" officeooo:paragraph-rsid="01084d6c"/>
    </style:style>
    <style:style style:name="P59" style:family="paragraph" style:parent-style-name="Text_20_body">
      <style:text-properties officeooo:rsid="010e5a36" officeooo:paragraph-rsid="0129bf70"/>
    </style:style>
    <style:style style:name="P60" style:family="paragraph" style:parent-style-name="Text_20_body">
      <style:text-properties officeooo:rsid="0113a26e" officeooo:paragraph-rsid="0113a26e"/>
    </style:style>
    <style:style style:name="P61" style:family="paragraph" style:parent-style-name="Text_20_body">
      <style:text-properties officeooo:rsid="00bb05a9" officeooo:paragraph-rsid="01b36ea2"/>
    </style:style>
    <style:style style:name="P62" style:family="paragraph" style:parent-style-name="Text_20_body">
      <style:text-properties officeooo:paragraph-rsid="0148a4da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6" style:family="paragraph" style:parent-style-name="Text_20_body">
      <style:text-properties officeooo:rsid="014903dd" officeooo:paragraph-rsid="01518187"/>
    </style:style>
    <style:style style:name="P67" style:family="paragraph" style:parent-style-name="Text_20_body">
      <style:text-properties officeooo:rsid="014903dd" officeooo:paragraph-rsid="0153d5fb"/>
    </style:style>
    <style:style style:name="P68" style:family="paragraph" style:parent-style-name="Text_20_body">
      <style:text-properties officeooo:rsid="014903dd" officeooo:paragraph-rsid="015b3d0f"/>
    </style:style>
    <style:style style:name="P69" style:family="paragraph" style:parent-style-name="Text_20_body">
      <style:text-properties officeooo:paragraph-rsid="0153d5fb"/>
    </style:style>
    <style:style style:name="P70" style:family="paragraph" style:parent-style-name="Text_20_body">
      <style:text-properties officeooo:rsid="0153d5fb" officeooo:paragraph-rsid="0153d5fb"/>
    </style:style>
    <style:style style:name="P71" style:family="paragraph" style:parent-style-name="Text_20_body">
      <style:text-properties officeooo:paragraph-rsid="015b3d0f"/>
    </style:style>
    <style:style style:name="P72" style:family="paragraph" style:parent-style-name="Text_20_body">
      <style:text-properties officeooo:rsid="0150320a" officeooo:paragraph-rsid="01655dce"/>
    </style:style>
    <style:style style:name="P73" style:family="paragraph" style:parent-style-name="Text_20_body">
      <style:text-properties officeooo:rsid="0150320a" officeooo:paragraph-rsid="0150320a"/>
    </style:style>
    <style:style style:name="P74" style:family="paragraph" style:parent-style-name="Text_20_body">
      <style:text-properties officeooo:rsid="0150320a" officeooo:paragraph-rsid="01695f18"/>
    </style:style>
    <style:style style:name="P75" style:family="paragraph" style:parent-style-name="Text_20_body">
      <style:text-properties officeooo:rsid="015b3d0f" officeooo:paragraph-rsid="016dead4"/>
    </style:style>
    <style:style style:name="P76" style:family="paragraph" style:parent-style-name="Text_20_body">
      <style:text-properties officeooo:paragraph-rsid="017b7371"/>
    </style:style>
    <style:style style:name="P77" style:family="paragraph" style:parent-style-name="Text_20_body">
      <style:text-properties officeooo:paragraph-rsid="017be25c"/>
    </style:style>
    <style:style style:name="P78" style:family="paragraph" style:parent-style-name="Text_20_body">
      <style:text-properties officeooo:paragraph-rsid="01806c6b"/>
    </style:style>
    <style:style style:name="P79" style:family="paragraph" style:parent-style-name="Text_20_body">
      <style:text-properties officeooo:rsid="003d04dd" officeooo:paragraph-rsid="01921d6e"/>
    </style:style>
    <style:style style:name="P80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1" style:family="paragraph" style:parent-style-name="Text_20_body"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4" style:family="paragraph" style:parent-style-name="Text_20_body">
      <style:text-properties officeooo:rsid="003fbb54" officeooo:paragraph-rsid="019cdec6"/>
    </style:style>
    <style:style style:name="P85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6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7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8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9" style:family="paragraph" style:parent-style-name="Text_20_body">
      <style:text-properties officeooo:rsid="0075e607" officeooo:paragraph-rsid="01b36ea2"/>
    </style:style>
    <style:style style:name="P90" style:family="paragraph" style:parent-style-name="Text_20_body">
      <style:text-properties officeooo:rsid="00762012" officeooo:paragraph-rsid="01b36ea2"/>
    </style:style>
    <style:style style:name="P91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4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5" style:family="paragraph" style:parent-style-name="Text_20_body">
      <style:text-properties officeooo:rsid="0119a327" officeooo:paragraph-rsid="01e01955"/>
    </style:style>
    <style:style style:name="P96" style:family="paragraph" style:parent-style-name="Text_20_body">
      <style:text-properties officeooo:rsid="0118ee0c" officeooo:paragraph-rsid="01e01955"/>
    </style:style>
    <style:style style:name="P97" style:family="paragraph" style:parent-style-name="Text_20_body">
      <style:text-properties officeooo:rsid="01e10457" officeooo:paragraph-rsid="01e10457"/>
    </style:style>
    <style:style style:name="P98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99" style:family="paragraph" style:parent-style-name="Text_20_body">
      <style:text-properties officeooo:rsid="008fa9e1" officeooo:paragraph-rsid="01e151bb"/>
    </style:style>
    <style:style style:name="P100" style:family="paragraph" style:parent-style-name="Text_20_body">
      <style:text-properties officeooo:rsid="01ea0374" officeooo:paragraph-rsid="01ea0374"/>
    </style:style>
    <style:style style:name="P101" style:family="paragraph" style:parent-style-name="Text_20_body">
      <style:text-properties officeooo:rsid="01ea0374" officeooo:paragraph-rsid="01f4df65"/>
    </style:style>
    <style:style style:name="P102" style:family="paragraph" style:parent-style-name="Text_20_body">
      <style:text-properties officeooo:rsid="01f23904" officeooo:paragraph-rsid="01f23904"/>
    </style:style>
    <style:style style:name="P103" style:family="paragraph" style:parent-style-name="Text_20_body">
      <style:text-properties officeooo:paragraph-rsid="00d5d983"/>
    </style:style>
    <style:style style:name="P104" style:family="paragraph" style:parent-style-name="Text_20_body">
      <style:text-properties officeooo:rsid="020662e7" officeooo:paragraph-rsid="020662e7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0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1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2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3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4" style:family="paragraph" style:parent-style-name="Table_20_Contents">
      <style:paragraph-properties fo:text-align="start" style:justify-single-word="false"/>
    </style:style>
    <style:style style:name="P115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6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7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8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6" style:family="paragraph" style:parent-style-name="Preformatted_20_Text">
      <style:text-properties officeooo:rsid="00d41a6e" officeooo:paragraph-rsid="00d41a6e"/>
    </style:style>
    <style:style style:name="P127" style:family="paragraph" style:parent-style-name="Preformatted_20_Text">
      <style:text-properties officeooo:paragraph-rsid="00e6cfc7"/>
    </style:style>
    <style:style style:name="P128" style:family="paragraph" style:parent-style-name="Preformatted_20_Text">
      <style:text-properties officeooo:rsid="00d7ce7b" officeooo:paragraph-rsid="00ed823e"/>
    </style:style>
    <style:style style:name="P129" style:family="paragraph" style:parent-style-name="Preformatted_20_Text">
      <style:text-properties officeooo:rsid="00d941b9" officeooo:paragraph-rsid="00d941b9"/>
    </style:style>
    <style:style style:name="P130" style:family="paragraph" style:parent-style-name="Preformatted_20_Text">
      <style:text-properties officeooo:rsid="00d941b9" officeooo:paragraph-rsid="00ed823e"/>
    </style:style>
    <style:style style:name="P131" style:family="paragraph" style:parent-style-name="Preformatted_20_Text">
      <style:text-properties officeooo:paragraph-rsid="00ed823e"/>
    </style:style>
    <style:style style:name="P132" style:family="paragraph" style:parent-style-name="Preformatted_20_Text">
      <style:text-properties officeooo:paragraph-rsid="00d2b790"/>
    </style:style>
    <style:style style:name="P133" style:family="paragraph" style:parent-style-name="Preformatted_20_Text">
      <style:text-properties officeooo:paragraph-rsid="01b36ea2"/>
    </style:style>
    <style:style style:name="P134" style:family="paragraph" style:parent-style-name="Preformatted_20_Text">
      <style:paragraph-properties fo:text-align="start" style:justify-single-word="false"/>
    </style:style>
    <style:style style:name="P135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6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7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8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1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2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3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4" style:family="paragraph" style:parent-style-name="Standard">
      <style:text-properties officeooo:rsid="02074f02" officeooo:paragraph-rsid="02074f02"/>
    </style:style>
    <style:style style:name="P145" style:family="paragraph" style:parent-style-name="Text_20_body" style:list-style-name="L1">
      <style:text-properties officeooo:paragraph-rsid="01e151bb"/>
    </style:style>
    <style:style style:name="P146" style:family="paragraph" style:parent-style-name="Text_20_body" style:list-style-name="L2">
      <style:text-properties officeooo:rsid="008fafe7" officeooo:paragraph-rsid="01e151bb"/>
    </style:style>
    <style:style style:name="P147" style:family="paragraph" style:parent-style-name="Text_20_body" style:list-style-name="L2">
      <style:text-properties officeooo:rsid="009cd5af" officeooo:paragraph-rsid="01e151bb"/>
    </style:style>
    <style:style style:name="P148" style:family="paragraph" style:parent-style-name="Text_20_body">
      <style:text-properties officeooo:rsid="005daae8" officeooo:paragraph-rsid="020662e7"/>
    </style:style>
    <style:style style:name="P149" style:family="paragraph" style:parent-style-name="Text_20_body" style:list-style-name="L3">
      <style:text-properties officeooo:rsid="0084f838" officeooo:paragraph-rsid="01094946"/>
    </style:style>
    <style:style style:name="P150" style:family="paragraph" style:parent-style-name="Text_20_body" style:list-style-name="L3">
      <style:text-properties officeooo:rsid="0084f838" officeooo:paragraph-rsid="0084f838"/>
    </style:style>
    <style:style style:name="P151" style:family="paragraph" style:parent-style-name="Text_20_body">
      <style:text-properties officeooo:rsid="02074f02" officeooo:paragraph-rsid="02074f02"/>
    </style:style>
    <style:style style:name="P152" style:family="paragraph" style:parent-style-name="Text_20_body">
      <style:text-properties officeooo:rsid="010e08ea" officeooo:paragraph-rsid="02074f02"/>
    </style:style>
    <style:style style:name="P153" style:family="paragraph" style:parent-style-name="Heading_20_1">
      <style:text-properties officeooo:rsid="01d7b2b6" officeooo:paragraph-rsid="01d7b2b6"/>
    </style:style>
    <style:style style:name="P154" style:family="paragraph" style:parent-style-name="Heading_20_1">
      <style:text-properties officeooo:rsid="01e10457" officeooo:paragraph-rsid="01e10457"/>
    </style:style>
    <style:style style:name="P155" style:family="paragraph" style:parent-style-name="Heading_20_1">
      <style:text-properties officeooo:rsid="01dbb0ee" officeooo:paragraph-rsid="01e151bb"/>
    </style:style>
    <style:style style:name="P156" style:family="paragraph" style:parent-style-name="Heading_20_1">
      <style:text-properties officeooo:rsid="0041a8a7" officeooo:paragraph-rsid="0041a8a7"/>
    </style:style>
    <style:style style:name="P157" style:family="paragraph" style:parent-style-name="Heading_20_1">
      <style:text-properties officeooo:rsid="01c17f1d" officeooo:paragraph-rsid="01c17f1d"/>
    </style:style>
    <style:style style:name="P158" style:family="paragraph" style:parent-style-name="Heading_20_1">
      <style:text-properties officeooo:rsid="003de42d" officeooo:paragraph-rsid="018adae0"/>
    </style:style>
    <style:style style:name="P159" style:family="paragraph" style:parent-style-name="Heading_20_1">
      <style:text-properties officeooo:rsid="01485d45" officeooo:paragraph-rsid="01485d45"/>
    </style:style>
    <style:style style:name="P160" style:family="paragraph" style:parent-style-name="Heading_20_1">
      <style:text-properties officeooo:rsid="014f6027" officeooo:paragraph-rsid="0150320a"/>
    </style:style>
    <style:style style:name="P161" style:family="paragraph" style:parent-style-name="Heading_20_1">
      <style:text-properties officeooo:paragraph-rsid="01e01955"/>
    </style:style>
    <style:style style:name="P162" style:family="paragraph" style:parent-style-name="Heading_20_1">
      <style:text-properties officeooo:rsid="00827864" officeooo:paragraph-rsid="00827864"/>
    </style:style>
    <style:style style:name="P163" style:family="paragraph" style:parent-style-name="Heading_20_1">
      <style:text-properties officeooo:rsid="0073e891" officeooo:paragraph-rsid="0073e891"/>
    </style:style>
    <style:style style:name="P164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5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9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0" style:family="paragraph" style:parent-style-name="Heading_20_2">
      <style:text-properties officeooo:paragraph-rsid="00430538"/>
    </style:style>
    <style:style style:name="P171" style:family="paragraph" style:parent-style-name="Heading_20_2">
      <style:text-properties officeooo:rsid="0084f838" officeooo:paragraph-rsid="0084f838"/>
    </style:style>
    <style:style style:name="P172" style:family="paragraph" style:parent-style-name="Heading_20_2">
      <style:text-properties officeooo:rsid="020662e7" officeooo:paragraph-rsid="020662e7"/>
    </style:style>
    <style:style style:name="P173" style:family="paragraph" style:parent-style-name="Heading_20_2">
      <style:text-properties officeooo:rsid="00964a56" officeooo:paragraph-rsid="00964a56"/>
    </style:style>
    <style:style style:name="P174" style:family="paragraph" style:parent-style-name="Heading_20_2">
      <style:text-properties officeooo:rsid="0129bf70" officeooo:paragraph-rsid="012834bd"/>
    </style:style>
    <style:style style:name="P175" style:family="paragraph" style:parent-style-name="Heading_20_2">
      <style:text-properties officeooo:rsid="01f23904" officeooo:paragraph-rsid="01f23904"/>
    </style:style>
    <style:style style:name="P176" style:family="paragraph" style:parent-style-name="Heading_20_2">
      <style:text-properties officeooo:rsid="01c17f1d" officeooo:paragraph-rsid="01c17f1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66e83" officeooo:paragraph-rsid="00866e83"/>
    </style:style>
    <style:style style:name="P180" style:family="paragraph" style:parent-style-name="Heading_20_2">
      <style:text-properties officeooo:rsid="02074f02" officeooo:paragraph-rsid="02074f02"/>
    </style:style>
    <style:style style:name="P181" style:family="paragraph" style:parent-style-name="Heading_20_2" style:master-page-name="">
      <style:paragraph-properties style:page-number="auto" fo:break-before="page"/>
    </style:style>
    <style:style style:name="P182" style:family="paragraph" style:parent-style-name="Heading_20_3">
      <style:text-properties officeooo:paragraph-rsid="01278577"/>
    </style:style>
    <style:style style:name="P183" style:family="paragraph" style:parent-style-name="Heading_20_3">
      <style:text-properties officeooo:rsid="0111bf50" officeooo:paragraph-rsid="0129bf70"/>
    </style:style>
    <style:style style:name="P184" style:family="paragraph" style:parent-style-name="Heading_20_3">
      <style:text-properties officeooo:paragraph-rsid="0129bf70"/>
    </style:style>
    <style:style style:name="P185" style:family="paragraph" style:parent-style-name="Heading_20_3">
      <style:text-properties officeooo:rsid="010e08ea" officeooo:paragraph-rsid="0129bf70"/>
    </style:style>
    <style:style style:name="P186" style:family="paragraph" style:parent-style-name="Heading_20_3">
      <style:text-properties officeooo:rsid="0129bf70" officeooo:paragraph-rsid="0129bf70"/>
    </style:style>
    <style:style style:name="P187" style:family="paragraph" style:parent-style-name="Heading_20_3">
      <style:text-properties officeooo:rsid="0113a26e" officeooo:paragraph-rsid="0113a26e"/>
    </style:style>
    <style:style style:name="P188" style:family="paragraph" style:parent-style-name="Heading_20_4">
      <style:text-properties officeooo:rsid="010e5a36" officeooo:paragraph-rsid="0129bf70"/>
    </style:style>
    <style:style style:name="P189" style:family="paragraph" style:parent-style-name="Heading_20_4">
      <style:text-properties officeooo:paragraph-rsid="0129bf70"/>
    </style:style>
    <style:style style:name="P190" style:family="paragraph" style:parent-style-name="Heading_20_4">
      <style:text-properties officeooo:rsid="01f9c97c" officeooo:paragraph-rsid="01f9c97c"/>
    </style:style>
    <style:style style:name="P1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4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rea_de_concentracao" form:control-implementation="ooo:com.sun.star.form.component.TextField" xml:id="control40" form:id="control40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1" form:id="control41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<text:bookmark-start text:name="__RefHeading___Toc2179_1800853931"/>Configuração do Limarka<text:bookmark-end text:name="__RefHeading___Toc2179_1800853931"/></text:h>
      <text:p text:style-name="P141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3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3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3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3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3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2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3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2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2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2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3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2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2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2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2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3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2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2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2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2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2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2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3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3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3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3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3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3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3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3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3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3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3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3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2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2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3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4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8">A figura ao lado mostra como é a estrutura de um trabalho acadêmico, segundo as normas da ABNT.</text:p>
            <text:p text:style-name="P98">O Limarka irá utilizar esse documento PDF (configuracao.pdf) para extrair as configurações para geração do seu trabalho segundo as normas.</text:p>
            <text:p text:style-name="P98">O corpo do seu trabalho, que corresponde aos Elementos Textuais, deverá ser digitado no arquivo “trabalho-academico.md”.</text:p>
            <text:p text:style-name="P98">Na próxima seção serão apresentados os arquivos que são utilizados na geração do seu trabalho.</text:p>
          </table:table-cell>
          <table:table-cell table:style-name="Tabela18.B1" office:value-type="string">
            <text:p text:style-name="P118"><draw:frame draw:style-name="fr1" draw:name="Figura4" text:anchor-type="as-char" svg:width="8.551cm" svg:height="8.481cm" draw:z-index="44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4" text:outline-level="1"><text:bookmark-start text:name="__RefHeading___Toc2087_208519166"/><text:soft-page-break/>Arquivos utilizados pelo Limarka<text:bookmark-end text:name="__RefHeading___Toc2087_208519166"/></text:h>
      <text:p text:style-name="P94"><draw:frame draw:style-name="fr2" draw:name="Figura19" text:anchor-type="as-char" svg:width="19.001cm" svg:height="10.702cm" draw:z-index="45"><draw:image xlink:href="../imagens/configuracao/mapa-arquivos.svg" xlink:type="simple" xlink:show="embed" xlink:actuate="onLoad"/></draw:frame></text:p>
      <text:h text:style-name="P155" text:outline-level="1"><text:bookmark-start text:name="__RefHeading___Toc2089_208519166"/>Sobre esse documento<text:bookmark-end text:name="__RefHeading___Toc2089_208519166"/></text:h>
      <text:p text:style-name="P99">Es<text:span text:style-name="T125">s</text:span>e documento <text:span text:style-name="T122">foi elaborado</text:span>:</text:p>
      <text:list xml:id="list3218162184276120846" text:style-name="L1">
        <text:list-item>
          <text:p text:style-name="P145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2">Algumas pessoas confundem </text:span><text:span text:style-name="T133">o ano de publicação</text:span><text:span text:style-name="T132"> das Normas da ABNT com a sua </text:span><text:span text:style-name="T133">vigência</text:span><text:span text:style-name="T132">. Por exemplo, este documento foi baseado na Norma </text:span><text:span text:style-name="T133">ABNT NBR 14724:2011</text:span><text:span text:style-name="T132">. Apesar dela ter sido publicada em </text:span><text:span text:style-name="T133">2011</text:span><text:span text:style-name="T132">, ela ainda </text:span><text:span text:style-name="T133">continua em vigor em 2016</text:span><text:span text:style-name="T132">. Existem algumas normas que estão em vigor desde 2002.</text:span></text:p><text:p><text:span text:style-name="T132">Caso tenha dúvidas sobre a vigência das normas, recomendamos acessar o catálogo da ABNT em </text:span><text:span text:style-name="T132"><text:a xlink:href="http://www.abntcatalogo.com.br/" xlink:type="simple">http://www.abntcatalogo.com.br/</text:a></text:span><text:span text:style-name="T132"> e pesquisar por “trabalhos acadêmicos”.</text:span></text:p></office:annotation></text:span></text:p>
        </text:list-item>
      </text:list>
      <text:list xml:id="list7470948746946062596" text:style-name="L2">
        <text:list-item>
          <text:p text:style-name="P146"><text:span text:style-name="T122">Para s</text:span>er acessado através do Sumário <text:span text:style-name="T122">(facilita a navegação)</text:span>.</text:p>
        </text:list-item>
        <text:list-item>
          <text:p text:style-name="P147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29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3">Lembre-se que o nome do arquivo salvo deve ser <text:span text:style-name="T3">configuracao.pdf</text:span><text:span text:style-name="T25"> </text:span><text:span text:style-name="T26">e salvo DENTRO da pasta do trabalho.</text:span></text:p>
      <text:p text:style-name="P34">Na seção a seguir são apresentados editores de PDF que você pode utilizar, caso não tenha conseguido salvar o arquivo.</text:p>
      <text:h text:style-name="P170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0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1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39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7"><draw:frame draw:style-name="fr3" draw:name="Figura2" text:anchor-type="as-char" svg:width="5.438cm" svg:height="7.137cm" draw:z-index="46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36" draw:name="Forma9" draw:style-name="gr1" draw:text-style-name="P191" svg:width="17.01cm" svg:height="1.158cm" draw:control="control12"/></text:span></text:p>
      <text:h text:style-name="P172" text:outline-level="2">Projeto ou Proposta</text:h>
      <text:p text:style-name="P104">O trabalho acadêmico começa como um Projeto ou Proposta, que depois de Qualificado ou Aprovado evolui para o Trabalho Final que será defendido. Escolha a fase do trabalho a seguir:</text:p>
      <text:p text:style-name="P148"><draw:control text:anchor-type="as-char" draw:z-index="31" draw:name="Forma9" draw:style-name="gr1" draw:text-style-name="P191" svg:width="17.01cm" svg:height="1.158cm" draw:control="control41"/></text:p>
      <text:h text:style-name="P173" text:outline-level="2"><text:bookmark-start text:name="__RefHeading___Toc1305_188003687"/>Configurando a Capa<text:bookmark-end text:name="__RefHeading___Toc1305_188003687"/></text:h>
      <text:p text:style-name="P55">Os elementos configurados aqui serão utilizados no documento inteiro, sempre que necessário.</text:p>
      <text:h text:style-name="Heading_20_3" text:outline-level="3"><text:bookmark-start text:name="__RefHeading___Toc541_188003687"/><text:soft-page-break/>Instituição<text:bookmark-end text:name="__RefHeading___Toc541_188003687"/></text:h>
      <text:p text:style-name="P41">Atualize o campo abaixo com o nome da sua instituição:<text:line-break/><draw:control text:anchor-type="as-char" draw:z-index="53" draw:name="Forma1" draw:style-name="gr1" draw:text-style-name="P192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0">Atualize o campo abaixo com o nome completo do autor do trabalho:<text:line-break/><draw:control text:anchor-type="as-char" draw:z-index="32" draw:name="Forma1" draw:style-name="gr1" draw:text-style-name="P192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2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33" draw:name="Forma1" draw:style-name="gr1" draw:text-style-name="P192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2">Escreva o nome da cidade aonde o trabalho será apresentado:<text:line-break/><draw:control text:anchor-type="as-char" draw:z-index="34" draw:name="Forma1" draw:style-name="gr1" draw:text-style-name="P192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5">Segundo as normas da ABNT, <text:span text:style-name="T48">a capa do trabalho deve conter o ano de entrega do trabalho (ABNT NBR 14724:2011, 4.1.1 Capa).</text:span></text:p>
      <text:p text:style-name="P33">Atualize o ano <text:span text:style-name="T60">(Ex: </text:span><text:span text:style-name="T60"><text:date style:data-style-name="N10107" text:date-value="2016-09-07T13:17:52.328157979">2016</text:date></text:span><text:span text:style-name="T60">)</text:span>:</text:p>
      <text:p text:style-name="P1"><draw:control text:anchor-type="as-char" draw:z-index="35" draw:name="Forma1" draw:style-name="gr1" draw:text-style-name="P192" svg:width="16.999cm" svg:height="1.075cm" draw:control="control2"/></text:p>
      <text:h text:style-name="P174" text:outline-level="2"><text:bookmark-start text:name="__RefHeading___Toc1151_1300869590"/>Configurando a Folha de Rosto<text:bookmark-end text:name="__RefHeading___Toc1151_1300869590"/></text:h>
      <text:p text:style-name="P38"><draw:frame draw:style-name="fr4" draw:name="Figura11" text:anchor-type="as-char" svg:width="6.193cm" svg:height="9.058cm" draw:z-index="48"><draw:image xlink:href="../imagens/configuracao/folha-de-rosto.png" xlink:type="simple" xlink:show="embed" xlink:actuate="onLoad"/></draw:frame></text:p>
      <text:h text:style-name="P182" text:outline-level="3"><text:bookmark-start text:name="__RefHeading___Toc1361_1300869590"/><text:soft-page-break/>Orientador<text:bookmark-end text:name="__RefHeading___Toc1361_1300869590"/></text:h>
      <text:p text:style-name="P49">Nome do Professor Orientador:<text:line-break/><draw:control text:anchor-type="as-char" draw:z-index="43" draw:name="Forma1" draw:style-name="gr1" draw:text-style-name="P192" svg:width="16.999cm" svg:height="0.757cm" draw:control="control13"/></text:p>
      <text:h text:style-name="P183" text:outline-level="3"><text:bookmark-start text:name="__RefHeading___Toc1363_1300869590"/>Coorientador<text:bookmark-end text:name="__RefHeading___Toc1363_1300869590"/></text:h>
      <text:p text:style-name="P50"><text:span text:style-name="T86">Caso tenha um coorientador, preencha o nome dele (deixe vazio se não tiver):<text:line-break/></text:span><text:span text:style-name="T86"><draw:control text:anchor-type="as-char" draw:z-index="25" draw:name="Forma1" draw:style-name="gr1" draw:text-style-name="P192" svg:width="16.999cm" svg:height="0.757cm" draw:control="control14"/></text:span></text:p>
      <text:h text:style-name="P184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2">Qual o título que você irá obter ao final do curso? Exemplos de títulos são: Bacharel em Computação, Licenciatura em Letra em Inglês, Mestre em Ciências Biológicas, Doutor em Física.<text:line-break/><draw:control text:anchor-type="as-char" draw:z-index="9" draw:name="Forma1" draw:style-name="gr1" draw:text-style-name="P192" svg:width="16.999cm" svg:height="0.757cm" draw:control="control15"/></text:p>
      <text:h text:style-name="P185" text:outline-level="3"><text:bookmark-start text:name="__RefHeading___Toc1367_1300869590"/><text:span text:style-name="T89">Seu trabalho é uma </text:span>Monografia?<text:bookmark-end text:name="__RefHeading___Toc1367_1300869590"/></text:h>
      <text:p text:style-name="P59">Qual o nome do seu curso?</text:p>
      <text:p text:style-name="P3"><draw:control text:anchor-type="as-char" draw:z-index="7" draw:name="Forma1" draw:style-name="gr1" draw:text-style-name="P191" svg:width="16.999cm" svg:height="0.757cm" draw:control="control16"/></text:p>
      <text:p text:style-name="P152">Caso o seu trabalho seja uma monografia o sistema <text:span text:style-name="T70">gerará gerar o propósito do trabalho,</text:span> <text:span text:style-name="T70">similar ao seguinte</text:span>:</text:p>
      <text:p text:style-name="P138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6" text:outline-level="3"><text:bookmark-start text:name="__RefHeading___Toc1369_1300869590"/>Seu trabalho é uma Dissertação ou Tese?<text:bookmark-end text:name="__RefHeading___Toc1369_1300869590"/></text:h>
      <text:p text:style-name="P135">Caso o seu trabalho seja uma pós graduação, forneça o nome do Programa, a linha de pesquisa <text:span text:style-name="T129">e a área de concentração</text:span>:</text:p>
      <text:h text:style-name="P188" text:outline-level="4"><text:bookmark-start text:name="__RefHeading___Toc1371_1300869590"/>Programa<text:bookmark-end text:name="__RefHeading___Toc1371_1300869590"/></text:h>
      <text:p text:style-name="P4"><draw:control text:anchor-type="as-char" draw:z-index="6" draw:name="Forma1" draw:style-name="gr1" draw:text-style-name="P192" svg:width="16.999cm" svg:height="0.757cm" draw:control="control17"/></text:p>
      <text:h text:style-name="P189" text:outline-level="4"><text:bookmark-start text:name="__RefHeading___Toc1373_1300869590"/>Linha de pesquisa<text:bookmark-end text:name="__RefHeading___Toc1373_1300869590"/></text:h>
      <text:p text:style-name="P4"><draw:control text:anchor-type="as-char" draw:z-index="15" draw:name="Forma1" draw:style-name="gr1" draw:text-style-name="P192" svg:width="16.999cm" svg:height="0.757cm" draw:control="control18"/></text:p>
      <text:h text:style-name="P190" text:outline-level="4">Área de concentração (Ex: Computação)</text:h>
      <text:p text:style-name="P28"><draw:control text:anchor-type="as-char" draw:z-index="5" draw:name="Forma1" draw:style-name="gr1" draw:text-style-name="P192" svg:width="16.999cm" svg:height="0.757cm" draw:control="control40"/></text:p>
      <text:p text:style-name="P136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39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0"><text:span text:style-name="T81">L</text:span><text:span text:style-name="T82">inha de pesquisa</text:span><text:span text:style-name="T80">: </text:span><text:span text:style-name="T84">Literatura e Cultura.</text:span></text:p>
      <text:h text:style-name="P180" text:outline-level="2"><text:soft-page-break/>Propósito personalizado</text:h>
      <text:p text:style-name="P151">Caso não gostou do propósito gerado, você pode fornecer o texto do propósito a seguir:</text:p>
      <text:p text:style-name="P144"><draw:control text:anchor-type="as-char" svg:y="-5.5cm" draw:z-index="57" draw:name="Forma7" draw:style-name="gr3" draw:text-style-name="P191" svg:width="19cm" svg:height="3.765cm" draw:control="control42"/></text:p>
      <text:h text:style-name="P157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0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2" draw:name="Forma11" draw:style-name="gr2" draw:text-style-name="P192" svg:width="18.938cm" svg:height="1.235cm" draw:control="control35"/></text:p>
      <text:p text:style-name="P101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5" text:outline-level="2"><text:bookmark-start text:name="__RefHeading___Toc2130_681617860"/>Arquivo de referências<text:bookmark-end text:name="__RefHeading___Toc2130_681617860"/></text:h>
      <text:p text:style-name="P102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3"><draw:control text:anchor-type="as-char" draw:z-index="11" draw:name="Forma1" draw:style-name="gr1" draw:text-style-name="P192" svg:width="18.959cm" svg:height="0.757cm" draw:control="control39"/></text:p>
      <text:h text:style-name="P176" text:outline-level="2"><text:bookmark-start text:name="__RefHeading___Toc1959_953960092"/>Apêndices<text:bookmark-end text:name="__RefHeading___Toc1959_953960092"/></text:h>
      <text:p text:style-name="P137"><draw:control text:anchor-type="as-char" draw:z-index="37" draw:name="Forma11" draw:style-name="gr2" draw:text-style-name="P192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10" draw:name="Forma11" draw:style-name="gr2" draw:text-style-name="P192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7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5">Como inserir os capítulos e seções</text:p>
          </table:table-cell>
          <table:table-cell table:style-name="Tabela2.B1" office:value-type="string">
            <text:p text:style-name="P105">Como será apresentado</text:p>
          </table:table-cell>
        </table:table-row>
        <table:table-row>
          <table:table-cell table:style-name="Tabela2.A2" office:value-type="string">
            <text:p text:style-name="P127"># Título do Capítulo</text:p>
            <text:p text:style-name="P127"/>
            <text:p text:style-name="P127">## Título da seção</text:p>
            <text:p text:style-name="P127"/>
            <text:p text:style-name="P127">### Título da subseção</text:p>
            <text:p text:style-name="P127"/>
            <text:p text:style-name="P127">#### Título da subsubseção</text:p>
            <text:p text:style-name="P127"/>
            <text:p text:style-name="P127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2"><draw:frame draw:style-name="fr1" draw:name="Figura7" text:anchor-type="as-char" svg:width="6.426cm" svg:height="5.121cm" draw:z-index="16"><draw:image xlink:href="../imagens/configuracao/capitulos-e-secoes.png" xlink:type="simple" xlink:show="embed" xlink:actuate="onLoad"/></draw:frame></text:p>
          </table:table-cell>
        </table:table-row>
      </table:table>
      <text:p text:style-name="P57">É recomendado que seja incluído uma linha em branco após os títulos.</text:p>
      <text:p text:style-name="P56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4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Como inserir <text:span text:style-name="T65">listas não ordenadas</text:span></text:p>
          </table:table-cell>
          <table:table-cell table:style-name="Tabela7.B1" office:value-type="string">
            <text:p text:style-name="P108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26">- Objetivo 1;</text:p>
            <text:p text:style-name="P126">- Objetivo 2;</text:p>
            <text:p text:style-name="P126">- Objetivo 3.</text:p>
          </table:table-cell>
          <table:table-cell table:style-name="Tabela7.B2" office:value-type="string">
            <text:p text:style-name="P126"><draw:frame draw:style-name="fr1" draw:name="Figura8" text:anchor-type="as-char" svg:width="3.096cm" svg:height="2.201cm" draw:z-index="12"><draw:image xlink:href="../imagens/configuracao/lista-nao-ordenada.png" xlink:type="simple" xlink:show="embed" xlink:actuate="onLoad"/></draw:frame></text:p>
          </table:table-cell>
        </table:table-row>
      </table:table>
      <text:h text:style-name="P181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7">Como inserir</text:p>
          </table:table-cell>
          <table:table-cell table:style-name="Tabela4.B1" office:value-type="string">
            <text:p text:style-name="P108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28">1. Primeiro item da lista;</text:p>
            <text:p text:style-name="P128">2. Segundo item da lista;</text:p>
            <text:p text:style-name="P128">3. Terceiro item da lista.</text:p>
          </table:table-cell>
          <table:table-cell table:style-name="Tabela4.B2" office:value-type="string">
            <text:p text:style-name="P128"><draw:frame draw:style-name="fr5" draw:name="Figura9" text:anchor-type="as-char" svg:y="-2.295cm" svg:width="5.44cm" svg:height="2.295cm" draw:z-index="5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Como inserir</text:p>
          </table:table-cell>
          <table:table-cell table:style-name="Tabela8.B1" office:value-type="string">
            <text:p text:style-name="P107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29">a. Primeiro item da lista;</text:p>
            <text:p text:style-name="P129">b. Segundo item da lista;</text:p>
            <text:p text:style-name="P129">c. Terceiro item da lista.</text:p>
          </table:table-cell>
          <table:table-cell table:style-name="Tabela8.B2" office:value-type="string">
            <text:p text:style-name="P131"><draw:frame draw:style-name="fr1" draw:name="Figura10" text:anchor-type="as-char" svg:width="5.085cm" svg:height="1.894cm" draw:z-index="0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7">Como inserir</text:p>
          </table:table-cell>
          <table:table-cell table:style-name="Tabela8.B2" office:value-type="string">
            <text:p text:style-name="P107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0">a) Primeiro item da lista;</text:p>
            <text:p text:style-name="P130">b) Segundo item da lista;</text:p>
            <text:p text:style-name="P130">c) Terceiro item da lista.</text:p>
          </table:table-cell>
          <table:table-cell table:style-name="Tabela8.B2" office:value-type="string">
            <text:p text:style-name="P131"><draw:frame draw:style-name="fr1" draw:name="Figura12" text:anchor-type="as-char" svg:width="5.151cm" svg:height="2.131cm" draw:z-index="3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3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4" text:outline-level="1"><text:bookmark-start text:name="__RefHeading___Toc2894_1800853931"/><text:alphabetical-index-mark-start text:id="IMark135629736" text:main-entry="true"/>Resumo<text:alphabetical-index-mark-end text:id="IMark135629736"/> <text:span text:style-name="T119">(obrigatório)</text:span><text:bookmark-end text:name="__RefHeading___Toc2894_1800853931"/></text:h>
      <text:p text:style-name="P8">Escreva s<text:span text:style-name="T110">eu</text:span> <text:span text:style-name="T110">resumo</text:span> <text:span text:style-name="T108">ou copie do exemplo para testá-lo</text:span>:</text:p>
      <text:p text:style-name="P16"><draw:control text:anchor-type="as-char" svg:y="-5.5cm" draw:z-index="42" draw:name="Forma7" draw:style-name="gr3" draw:text-style-name="P191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6"><draw:control text:anchor-type="as-char" draw:z-index="29" draw:name="Forma7" draw:style-name="gr1" draw:text-style-name="P191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4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4"/>
          </table:table-cell>
          <table:covered-table-cell/>
        </table:table-row>
        <table:table-row>
          <table:table-cell table:style-name="Tabela12.A2" office:value-type="string">
            <text:p text:style-name="P119">Palavras chaves: </text:p>
          </table:table-cell>
          <table:table-cell table:style-name="Tabela12.B2" office:value-type="string">
            <text:p text:style-name="P119">Trabalho acadêmico. Monografia. Dissertação. Tese.</text:p>
            <text:p text:style-name="P119"/>
          </table:table-cell>
        </table:table-row>
      </table:table>
      <text:p text:style-name="Text_20_body"/>
      <text:h text:style-name="P165" text:outline-level="1"><text:bookmark-start text:name="__RefHeading___Toc2896_1800853931"/><text:alphabetical-index-mark-start text:id="IMark136175928"/><text:span text:style-name="T112">Abstract</text:span><text:alphabetical-index-mark-end text:id="IMark136175928"/><text:span text:style-name="T112"> (resumo em </text:span><text:alphabetical-index-mark-start text:id="IMark133418056" text:key1="Resumo"/><text:span text:style-name="T112">Inglês</text:span><text:alphabetical-index-mark-end text:id="IMark133418056"/><text:span text:style-name="T112">, obrigatório)</text:span><text:bookmark-end text:name="__RefHeading___Toc2896_1800853931"/></text:h>
      <text:p text:style-name="P13">Escreva s<text:span text:style-name="T110">eu</text:span> <text:span text:style-name="T112">abstract</text:span> <text:span text:style-name="T108">ou copie do exemplo para testá-lo</text:span>:</text:p>
      <text:p text:style-name="P17"><draw:control text:anchor-type="as-char" svg:y="-5.5cm" draw:z-index="8" draw:name="Forma7" draw:style-name="gr3" draw:text-style-name="P191" svg:width="19cm" svg:height="9cm" draw:control="control24"/></text:p>
      <text:p text:style-name="P76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7"><draw:control text:anchor-type="as-char" draw:z-index="1" draw:name="Forma7" draw:style-name="gr1" draw:text-style-name="P191" svg:width="19cm" svg:height="2.001cm" draw:control="control25"/></text:p>
      <text:p text:style-name="P76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3">This is an english abstract.</text:p>
            <text:p text:style-name="P115"/>
          </table:table-cell>
          <table:covered-table-cell/>
        </table:table-row>
        <table:table-row>
          <table:table-cell table:style-name="Tabela13.A2" office:value-type="string">
            <text:p text:style-name="P120">Palavras chaves: </text:p>
          </table:table-cell>
          <table:table-cell table:style-name="Tabela13.B2" office:value-type="string">
            <text:p text:style-name="P123">Academic text. Scientific text. Markdown</text:p>
            <text:p text:style-name="P120"/>
          </table:table-cell>
        </table:table-row>
      </table:table>
      <text:p text:style-name="P76"/>
      <text:h text:style-name="P166" text:outline-level="1"><text:bookmark-start text:name="__RefHeading___Toc2898_1800853931"/>Resumen (resumo em <text:alphabetical-index-mark-start text:id="IMark135629608" text:key1="Resumo"/>Espanhol<text:alphabetical-index-mark-end text:id="IMark135629608"/><text:span text:style-name="T112">, opcional</text:span>)<text:bookmark-end text:name="__RefHeading___Toc2898_1800853931"/></text:h>
      <text:p text:style-name="P9"><text:span text:style-name="T113">Caso deseje um resumo em espanhol escreva o texto abaixo</text:span>:</text:p>
      <text:p text:style-name="P18"><draw:control text:anchor-type="as-char" svg:y="-5.5cm" draw:z-index="4" draw:name="Forma7" draw:style-name="gr3" draw:text-style-name="P191" svg:width="19cm" svg:height="9cm" draw:control="control26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8"><draw:control text:anchor-type="as-char" draw:z-index="38" draw:name="Forma7" draw:style-name="gr1" draw:text-style-name="P191" svg:width="19cm" svg:height="2.001cm" draw:control="control27"/></text:p>
      <text:p text:style-name="P77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4">Este es el resumen en español.</text:p>
            <text:p text:style-name="P116"/>
          </table:table-cell>
          <table:covered-table-cell/>
        </table:table-row>
        <table:table-row>
          <table:table-cell table:style-name="Tabela14.A2" office:value-type="string">
            <text:p text:style-name="P121">Palavras chaves: </text:p>
          </table:table-cell>
          <table:table-cell table:style-name="Tabela14.B2" office:value-type="string">
            <text:p text:style-name="P124">latex. abntex. publicación de textos.</text:p>
            <text:p text:style-name="P121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32391624" text:key1="Resumo"/><text:span text:style-name="T114">Francês</text:span><text:alphabetical-index-mark-end text:id="IMark132391624"/><text:span text:style-name="T114">, opcional</text:span>)<text:bookmark-end text:name="__RefHeading___Toc2900_1800853931"/></text:h>
      <text:p text:style-name="P10"><text:span text:style-name="T113">Caso deseje um resumo em francês escreva o texto abaixo</text:span>:</text:p>
      <text:p text:style-name="P19"><draw:control text:anchor-type="as-char" svg:y="-5.5cm" draw:z-index="39" draw:name="Forma7" draw:style-name="gr3" draw:text-style-name="P191" svg:width="19cm" svg:height="9cm" draw:control="control28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19"><draw:control text:anchor-type="as-char" draw:z-index="40" draw:name="Forma7" draw:style-name="gr1" draw:text-style-name="P191" svg:width="19cm" svg:height="2.001cm" draw:control="control29"/></text:p>
      <text:p text:style-name="P78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5">Il s'agit d'un résumé en français.</text:p>
            <text:p text:style-name="P117"/>
          </table:table-cell>
          <table:covered-table-cell/>
        </table:table-row>
        <table:table-row>
          <table:table-cell table:style-name="Tabela15.A2" office:value-type="string">
            <text:p text:style-name="P122">Palavras chaves: </text:p>
          </table:table-cell>
          <table:table-cell table:style-name="Tabela15.B2" office:value-type="string">
            <text:p text:style-name="P125">latex. abntex. publicación de textos.</text:p>
            <text:p text:style-name="P122"/>
          </table:table-cell>
        </table:table-row>
      </table:table>
      <text:p text:style-name="P78"/>
      <text:h text:style-name="P167" text:outline-level="1"><text:bookmark-start text:name="__RefHeading___Toc205_1414260196"/><text:span text:style-name="T1">Lista de </text:span><text:alphabetical-index-mark-start text:id="IMark132872952" text:key1="Lista"/><text:span text:style-name="T1">Siglas</text:span><text:alphabetical-index-mark-end text:id="IMark132872952"/> (opcional)<text:bookmark-end text:name="__RefHeading___Toc205_1414260196"/></text:h>
      <text:p text:style-name="P11">Escreva <text:span text:style-name="T115">suas siglas</text:span> <text:span text:style-name="T107">ou copie e cole do exemplo</text:span>:</text:p>
      <text:p text:style-name="P11"><draw:control text:anchor-type="as-char" draw:z-index="41" draw:name="Forma7" draw:style-name="gr1" draw:text-style-name="P193" svg:width="19cm" svg:height="14.174cm" draw:control="control32"/></text:p>
      <text:p text:style-name="P81"><text:span text:style-name="T2">Exemplo</text:span>:</text:p>
      <text:p text:style-name="P82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6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0">ABNT: Associação Brasileira de Normas Técnicas<text:line-break/>abnTeX: ABsurdas Normas para TeX</text:p>
          </table:table-cell>
        </table:table-row>
      </table:table>
      <text:p text:style-name="P85"/>
      <text:p text:style-name="P87"><draw:frame draw:style-name="fr1" draw:name="Figura18" text:anchor-type="as-char" svg:width="10.636cm" svg:height="3.286cm" draw:z-index="54"><draw:image xlink:href="../imagens/configuracao/lista-siglas.png" xlink:type="simple" xlink:show="embed" xlink:actuate="onLoad"/></draw:frame></text:p>
      <text:p text:style-name="P79">Segundo ABNT NBR 14724:2011 (4.2.1.11), a lista de siglas ou abreviaturas <text:span text:style-name="T16">é </text:span><text:span text:style-name="T2">opciona</text:span><text:span text:style-name="T17">l</text:span>.</text:p>
      <text:h text:style-name="P168" text:outline-level="1"><text:bookmark-start text:name="__RefHeading___Toc2301_929134249"/><text:span text:style-name="T1">Lista de </text:span><text:alphabetical-index-mark-start text:id="IMark136226168" text:key1="Lista"/><text:span text:style-name="T1">Símbolos</text:span><text:alphabetical-index-mark-end text:id="IMark136226168"/><text:span text:style-name="T1"> </text:span>(opcional)<text:bookmark-end text:name="__RefHeading___Toc2301_929134249"/></text:h>
      <text:p text:style-name="P12">Escreva <text:span text:style-name="T116">seus símbolos</text:span> <text:span text:style-name="T107">ou copie e cole do exemplo</text:span>:</text:p>
      <text:p text:style-name="P12"><draw:control text:anchor-type="as-char" draw:z-index="52" draw:name="Forma7" draw:style-name="gr1" draw:text-style-name="P193" svg:width="19cm" svg:height="12.33cm" draw:control="control33"/></text:p>
      <text:p text:style-name="P84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8">Gamma: Letra grega Gama<text:line-break/>Lambda: Lambda<text:line-break/>zeta: Letra grega minúscula zeta<text:line-break/>in: Pertence</text:p>
          </table:table-cell>
        </table:table-row>
      </table:table>
      <text:p text:style-name="P9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1"><draw:frame draw:style-name="fr1" draw:name="Figura6" text:anchor-type="as-char" svg:width="9.23cm" svg:height="4.304cm" draw:z-index="14"><draw:image xlink:href="../imagens/configuracao/lista-simbolos.png" xlink:type="simple" xlink:show="embed" xlink:actuate="onLoad"/></draw:frame></text:p>
      <text:h text:style-name="P158" text:outline-level="1"><text:bookmark-start text:name="__RefHeading___Toc3236_1800853931"/><text:soft-page-break/>Listas de Tabelas e Ilustrações <text:span text:style-name="T118">(opcionais)</text:span><text:bookmark-end text:name="__RefHeading___Toc3236_1800853931"/></text:h>
      <text:p text:style-name="P21">Caso deseje uma lista de <text:alphabetical-index-mark-start text:id="IMark132391624" text:key1="Lista"/>ilustrações<text:alphabetical-index-mark-end text:id="IMark132391624"/>, selecione abaixo:</text:p>
      <text:p text:style-name="P20"><draw:control text:anchor-type="as-char" draw:z-index="13" draw:name="Forma3" draw:style-name="gr1" draw:text-style-name="P191" svg:width="18.874cm" svg:height="1.819cm" draw:control="control30"/></text:p>
      <text:p text:style-name="P21">Caso deseje uma lista de <text:alphabetical-index-mark-start text:id="IMark132391624" text:key1="Lista"/>tabelas<text:alphabetical-index-mark-end text:id="IMark132391624"/>, selecione abaixo:</text:p>
      <text:p text:style-name="P22"><draw:control text:anchor-type="as-char" draw:z-index="17" draw:name="Forma3" draw:style-name="gr1" draw:text-style-name="P191" svg:width="18.874cm" svg:height="1.819cm" draw:control="control31"/></text:p>
      <text:h text:style-name="P159" text:outline-level="1"><text:bookmark-start text:name="__RefHeading___Toc1294_2135529741"/><text:alphabetical-index-mark-start text:id="IMark133415928"/>Dedicatória<text:alphabetical-index-mark-end text:id="IMark133415928"/><text:span text:style-name="T118"> (opcional)</text:span><text:bookmark-end text:name="__RefHeading___Toc1294_2135529741"/></text:h>
      <text:p text:style-name="P5">Escreva sua dedicatória <text:span text:style-name="T108">ou copie do exemplo</text:span>:</text:p>
      <text:p text:style-name="P62"><draw:control text:anchor-type="as-char" svg:y="-3.062cm" draw:z-index="18" draw:name="Forma7" draw:style-name="gr3" draw:text-style-name="P193" svg:width="19cm" svg:height="8.123cm" draw:control="control19"/></text:p>
      <text:p text:style-name="P74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1">A Deus, pela graça de ter me permitido concluir este trabalho. A todos que de alguma forma estiveram e estão próximos de mim, fazendo esta vida valer cada vez mais.</text:p>
            <text:p text:style-name="P111"/>
            <text:p text:style-name="P111">*Dedicado às crianças adultas que,\</text:p>
            <text:p text:style-name="P111">quando pequenas,<text:span text:style-name="T101">\</text:span></text:p>
            <text:p text:style-name="P111">sonharam em ser cientistas.*</text:p>
          </table:table-cell>
        </table:table-row>
      </table:table>
      <text:p text:style-name="P74"><text:span text:style-name="T8">Quebra de linha</text:span><text:span text:style-name="T102">: </text:span>O ‘\’ ao final da linha força uma quebra de linha.</text:p>
      <text:p text:style-name="P66">A Dedicatória é uma <text:span text:style-name="T2">elemento sem título</text:span> (ABNT NBR 14724:2011, 5.2.4). </text:p>
      <text:p text:style-name="P63"><draw:frame draw:style-name="fr1" draw:name="Figura15" text:anchor-type="as-char" svg:width="7.902cm" svg:height="2.574cm" draw:z-index="19"><draw:image xlink:href="../imagens/configuracao/dedicatoria.png" xlink:type="simple" xlink:show="embed" xlink:actuate="onLoad"/></draw:frame></text:p>
      <text:p text:style-name="P73"/>
      <text:h text:style-name="P160" text:outline-level="1"><text:bookmark-start text:name="__RefHeading___Toc1398_503163630"/><text:soft-page-break/><text:alphabetical-index-mark-start text:id="IMark133415928" text:main-entry="true"/>Agradecimentos<text:alphabetical-index-mark-end text:id="IMark133415928"/><text:span text:style-name="T118"> (opcional)</text:span><text:bookmark-end text:name="__RefHeading___Toc1398_503163630"/></text:h>
      <text:p text:style-name="P6">Escreva os agradecimentos <text:span text:style-name="T107">ou copie e cole do exemplo</text:span>:</text:p>
      <text:p text:style-name="P69"><draw:control text:anchor-type="as-char" svg:y="-3.062cm" draw:z-index="49" draw:name="Forma7" draw:style-name="gr3" draw:text-style-name="P194" svg:width="19cm" svg:height="8.123cm" draw:control="control20"/></text:p>
      <text:p text:style-name="P72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9">Os agradecimentos principais são para o meu orientado<text:span text:style-name="T106">r</text:span>, Fulano de tal, as colegas de pesquisa A, B e C. Aos funcionários do laboratório D, E e F, etc.</text:p>
            <text:p text:style-name="P110"/>
          </table:table-cell>
        </table:table-row>
      </table:table>
      <text:p text:style-name="P72"/>
      <text:p text:style-name="P67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4"><draw:frame draw:style-name="fr1" draw:name="Figura16" text:anchor-type="as-char" svg:width="12.922cm" svg:height="3.567cm" draw:z-index="20"><draw:image xlink:href="../imagens/configuracao/agradecimentos.png" xlink:type="simple" xlink:show="embed" xlink:actuate="onLoad"/></draw:frame></text:p>
      <text:p text:style-name="P70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9" text:outline-level="1"><text:bookmark-start text:name="__RefHeading___Toc1502_1496620900"/><text:alphabetical-index-mark-start text:id="IMark135579128" text:main-entry="true"/><text:alphabetical-index-mark-start text:id="IMark135590136"/>Epígrafe<text:alphabetical-index-mark-end text:id="IMark135590136"/> <text:alphabetical-index-mark-end text:id="IMark135579128"/><text:span text:style-name="T118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7"><text:span text:style-name="T104">Caso deseje uma epígrafe, digite</text:span> <text:span text:style-name="T109">ou copie e cole do exemplo</text:span>:</text:p>
      <text:p text:style-name="P71"><draw:control text:anchor-type="as-char" svg:y="-3.062cm" draw:z-index="50" draw:name="Forma7" draw:style-name="gr3" draw:text-style-name="P195" svg:width="19cm" svg:height="8.123cm" draw:control="control21"/></text:p>
      <text:p text:style-name="P75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3">*"Não vos amoldeis às estruturas deste mundo, \</text:p>
            <text:p text:style-name="P113">mas transformai-vos pela renovação da mente, \</text:p>
            <text:p text:style-name="P113">a fim de distinguir qual é a vontade de Deus: \</text:p>
            <text:p text:style-name="P113">o que é bom, o que Lhe é agradável, o que é perfeito."\</text:p>
            <text:p text:style-name="P113">(Bíblia Sagrada, Romanos 12, 2)* </text:p>
            <text:p text:style-name="P112"/>
          </table:table-cell>
        </table:table-row>
      </table:table>
      <text:p text:style-name="P15"/>
      <text:p text:style-name="P68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5"><draw:frame draw:style-name="fr1" draw:name="Figura17" text:anchor-type="as-char" svg:width="8.382cm" svg:height="2.716cm" draw:z-index="51"><draw:image xlink:href="../imagens/configuracao/epigrafe.png" xlink:type="simple" xlink:show="embed" xlink:actuate="onLoad"/></draw:frame></text:p>
      <text:h text:style-name="P161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6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5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7"><draw:control text:anchor-type="as-char" draw:z-index="21" draw:name="Forma11" draw:style-name="gr2" draw:text-style-name="P192" svg:width="16.999cm" svg:height="1.235cm" draw:control="control38"/></text:p>
      <text:p text:style-name="P95"><text:span text:style-name="T2">NOTE</text:span>: Caso tenha recebido-a como arquivo do Word, salve-a como PDF.</text:p>
      <text:h text:style-name="P162" text:outline-level="1"><text:bookmark-start text:name="__RefHeading___Toc547_188003687"/><text:soft-page-break/><text:alphabetical-index-mark-start text:id="IMark135579128" text:main-entry="true"/>Folha de aprovação<text:alphabetical-index-mark-end text:id="IMark135579128"/> <text:span text:style-name="T118">(obrigatório)</text:span><text:bookmark-end text:name="__RefHeading___Toc547_188003687"/></text:h>
      <text:p text:style-name="P36"><text:bookmark-start text:name="__RefHeading___Toc551_188003687"/><draw:frame draw:style-name="fr1" draw:name="Figura3" text:anchor-type="as-char" svg:width="6.062cm" svg:height="8.886cm" draw:z-index="30"><draw:image xlink:href="../imagens/configuracao/folha-de-aprovacao.png" xlink:type="simple" xlink:show="embed" xlink:actuate="onLoad"/></draw:frame><text:bookmark-end text:name="__RefHeading___Toc551_188003687"/></text:p>
      <text:p text:style-name="P51">A folha de aprovação possui três peculiaridades:</text:p>
      <text:list xml:id="list5784392399203419687" text:style-name="L3">
        <text:list-item>
          <text:p text:style-name="P149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0">Ela não pode ser gerada enquanto não houver uma definição da Banca Examinadora e data da apresentação.</text:p>
        </text:list-item>
        <text:list-item>
          <text:p text:style-name="P150">Você não precisa se preocupar com ela durante a elaboração do seu trabalho.</text:p>
        </text:list-item>
      </text:list>
      <text:h text:style-name="P171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23" draw:name="Forma11" draw:style-name="gr2" draw:text-style-name="P191" svg:width="18.938cm" svg:height="1.235cm" draw:control="control10"/></text:p>
      <text:p text:style-name="P51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22" draw:name="Forma10" draw:style-name="gr1" draw:text-style-name="P191" svg:width="2.878cm" svg:height="0.849cm" draw:control="control6"/> <text:span text:style-name="T56">Mês: </text:span><text:span text:style-name="T56"><draw:control text:anchor-type="as-char" draw:z-index="26" draw:name="Forma11" draw:style-name="gr1" draw:text-style-name="P192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8">Nome do Professor Avaliador 1:<text:line-break/><draw:control text:anchor-type="as-char" draw:z-index="27" draw:name="Forma1" draw:style-name="gr1" draw:text-style-name="P191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8">Nome do Professor Avaliador 2:<text:line-break/><draw:control text:anchor-type="as-char" draw:z-index="28" draw:name="Forma1" draw:style-name="gr1" draw:text-style-name="P191" svg:width="18.85cm" svg:height="0.757cm" draw:control="control9"/></text:p>
      <text:h text:style-name="P187" text:outline-level="3"><text:bookmark-start text:name="__RefHeading___Toc1375_1300869590"/><text:soft-page-break/>Avaliador3<text:bookmark-end text:name="__RefHeading___Toc1375_1300869590"/></text:h>
      <text:p text:style-name="P60">A maioria das bancas possui <text:span text:style-name="T32">apenas dois avaliadores</text:span>, caso tenha um terceiro preencha a seguir:<text:line-break/><draw:control text:anchor-type="as-char" draw:z-index="24" draw:name="Forma1" draw:style-name="gr1" draw:text-style-name="P191" svg:width="18.968cm" svg:height="0.757cm" draw:control="control11"/></text:p>
      <text:h text:style-name="P179" text:outline-level="2"><text:bookmark-start text:name="__RefHeading___Toc791_188003687"/>Utilizar folha de aprovação escaneada<text:bookmark-end text:name="__RefHeading___Toc791_188003687"/></text:h>
      <text:p text:style-name="P54">Após a apresentação do trabalho, será necessário escanear e incluir a folha de aprovação com as assinaturas dos professores da Banca Examinadora.</text:p>
      <text:p text:style-name="P58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3" text:outline-level="1"><text:bookmark-start text:name="__RefHeading___Toc553_188003687"/><text:alphabetical-index-mark-start text:id="IMark134837144" text:main-entry="true"/>Errata<text:alphabetical-index-mark-end text:id="IMark134837144"/> <text:span text:style-name="T120">(opcional)</text:span><text:bookmark-end text:name="__RefHeading___Toc553_188003687"/></text:h>
      <text:p text:style-name="P89">Caso deseje utilizar uma errata, habilite a caixa abaixo e edite o arquivo <text:span text:style-name="T5">errata.md</text:span> <text:span text:style-name="T53">corrigindo os erros do trabalho</text:span>.</text:p>
      <text:p text:style-name="P23"><draw:control text:anchor-type="as-char" draw:z-index="47" draw:name="Forma3" draw:style-name="gr1" draw:text-style-name="P192" svg:width="18.874cm" svg:height="1.819cm" draw:control="control34"/></text:p>
      <text:p text:style-name="P90"><text:span text:style-name="T6">NOTE</text:span><text:span text:style-name="T54">: A Errata só será gerada se a caixa acima estiver habilitada.</text:span></text:p>
      <text:p text:style-name="P47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3">A aranha arranha a rã. A rã arranha a aranha. **Nem a aranha arranha a rã**. Nem a rã arranha a aranha.</text:p>
            <text:p text:style-name="P133"/>
            <text:p text:style-name="P133">Folha| Linha| Onde se lê <text:s text:c="4"/>| Leia-se</text:p>
            <text:p text:style-name="P133">-----|------|----------------|----------------</text:p>
            <text:p text:style-name="P133">10 <text:s text:c="2"/>|12 <text:s text:c="3"/>|aranhaarranha <text:s text:c="2"/>| aranha arranha</text:p>
          </table:table-cell>
        </table:table-row>
      </table:table>
      <text:p text:style-name="P61"/>
      <text:p text:style-name="P45">A errata é um elemento <text:span text:style-name="T51">opcional, veja um exemplo abaixo:</text:span></text:p>
      <text:p text:style-name="P44"/>
      <text:p text:style-name="P44"><draw:frame draw:style-name="fr1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6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7T13:17:51.997442082</dc:date>
    <meta:editing-duration>P1DT3H15M32S</meta:editing-duration>
    <meta:editing-cycles>380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2" meta:character-count="13573" meta:non-whitespace-character-count="11669"/>
  </office:meta>
</office:document-meta>
</file>